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decisions_5f_inf" style:display-name="tableau_decisions_inf" style:family="table" style:master-page-name="">
      <style:table-properties style:width="16.708cm" style:page-number="0" table:align="left"/>
    </style:style>
    <style:style style:name="tableau_5f_decisions_5f_inf.A" style:display-name="tableau_decisions_inf.A" style:family="table-column">
      <style:table-column-properties style:column-width="2.78cm"/>
    </style:style>
    <style:style style:name="tableau_5f_decisions_5f_inf.B" style:display-name="tableau_decisions_inf.B" style:family="table-column">
      <style:table-column-properties style:column-width="0.319cm"/>
    </style:style>
    <style:style style:name="tableau_5f_decisions_5f_inf.C" style:display-name="tableau_decisions_inf.C" style:family="table-column">
      <style:table-column-properties style:column-width="7.273cm"/>
    </style:style>
    <style:style style:name="tableau_5f_decisions_5f_inf.D" style:display-name="tableau_decisions_inf.D" style:family="table-column">
      <style:table-column-properties style:column-width="6.336cm"/>
    </style:style>
    <style:style style:name="tableau_5f_decisions_5f_inf.1" style:display-name="tableau_decisions_inf.1" style:family="table-row">
      <style:table-row-properties style:row-height="0.45cm"/>
    </style:style>
    <style:style style:name="tableau_5f_decisions_5f_inf.A1" style:display-name="tableau_decisions_inf.A1" style:family="table-cell">
      <style:table-cell-properties fo:background-color="transparent" fo:padding="0cm" fo:border="none">
        <style:background-image/>
      </style:table-cell-properties>
    </style:style>
    <style:style style:name="tableau_5f_decisions_5f_inf.B1" style:display-name="tableau_decisions_inf.B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justify" style:justify-single-word="false"/>
      <style:text-properties style:font-name="Arial" fo:font-size="10pt" style:text-underline-style="none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font-size="2pt" style:font-size-asian="2pt" style:font-size-complex="2pt"/>
    </style:style>
    <style:style style:name="P8" style:family="paragraph" style:parent-style-name="Text_20_body_20_justified_20_underline">
      <style:paragraph-properties fo:margin-top="0cm" fo:margin-bottom="0cm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ext_20_body_20_justified_20_underline">
      <style:paragraph-properties fo:margin-left="0cm" fo:margin-right="0cm" fo:margin-top="0cm" fo:margin-bottom="0.75cm" fo:text-indent="0cm" style:auto-text-indent="false"/>
    </style:style>
    <style:style style:name="P11" style:family="paragraph" style:parent-style-name="Text_20_body_20_justified">
      <style:text-properties style:font-name="Gill Sans MT_CCJU" fo:font-size="11pt" style:text-underline-style="none" style:font-size-asian="11pt" style:font-size-complex="11pt"/>
    </style:style>
    <style:style style:name="T1" style:family="text">
      <style:text-properties fo:text-transform="uppercase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_20_justified">%=entete_affilie_label=% %=entete_affilie_num=%</text:p>
      <text:p text:style-name="P2"/>
      <text:p text:style-name="Text_20_body_20_left_20_bold">%=entete_concerne_label_decision=% %=entete_concerne_type_alloc=% %=entete_concerne_label_des_le=%%=entete_concerne_date=%%=entete_concerne_label_au=% %=entete_concerne_date_fin=% </text:p>
      <text:p text:style-name="P3"/>
      <table:table table:name="tableau_decisions_inf" table:style-name="tableau_5f_decisions_5f_inf">
        <table:table-column table:style-name="tableau_5f_decisions_5f_inf.A"/>
        <table:table-column table:style-name="tableau_5f_decisions_5f_inf.B"/>
        <table:table-column table:style-name="tableau_5f_decisions_5f_inf.C"/>
        <table:table-column table:style-name="tableau_5f_decisions_5f_inf.D"/>
        <table:table-row table:style-name="tableau_5f_decisions_5f_inf.1">
          <table:table-cell table:style-name="tableau_5f_decisions_5f_inf.A1" office:value-type="string">
            <text:p text:style-name="P8">%=entete_reference_label_allocataire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om_allocataire</text:span>=%</text:p>
          </table:table-cell>
          <table:table-cell table:style-name="tableau_5f_decisions_5f_inf.B1" table:number-rows-spanned="3" office:value-type="string">
            <text:p text:style-name="P4">%=adresse_paiement=%</text:p>
            <text:p text:style-name="P5">%=adresse_paiement_valeur=%</text:p>
            <text:p text:style-name="P6"/>
            <text:p text:style-name="P4">%=adresse_paiement_compl=%</text:p>
            <text:p text:style-name="P1">%=adresse_paiement_compl_val=%</text:p>
          </table:table-cell>
        </table:table-row>
        <table:table-row table:style-name="tableau_5f_decisions_5f_inf.1">
          <table:table-cell table:style-name="tableau_5f_decisions_5f_inf.B1" office:value-type="string">
            <text:p text:style-name="P8">%=entete_reference_label_nss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Text_20_body_20_justified">%=<text:span text:style-name="T2">entete_reference_num_nss</text:span>=% </text:p>
          </table:table-cell>
          <table:covered-table-cell/>
        </table:table-row>
        <table:table-row>
          <table:table-cell table:style-name="tableau_5f_decisions_5f_inf.B1" office:value-type="string">
            <text:p text:style-name="P10">%=entete_reference_label_dossier=%</text:p>
          </table:table-cell>
          <table:table-cell table:style-name="tableau_5f_decisions_5f_inf.B1" office:value-type="string">
            <text:p text:style-name="P9">:</text:p>
          </table:table-cell>
          <table:table-cell table:style-name="tableau_5f_decisions_5f_inf.B1" office:value-type="string">
            <text:p text:style-name="P11">%=entete_reference_num_dossier=%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est" style:family="paragraph" style:parent-style-name="Standard" style:class="text" style:master-page-name="">
      <style:paragraph-properties fo:margin-left="0cm" fo:margin-right="0cm" fo:margin-top="0cm" fo:margin-bottom="0cm" fo:line-height="150%" fo:text-align="start" style:justify-single-word="false" fo:keep-together="auto" fo:text-indent="0cm" style:auto-text-indent="false" style:page-number="auto" style:vertical-align="auto">
        <style:tab-stops>
          <style:tab-stop style:position="4.71cm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50:39</meta:creation-date>
    <dc:date>2011-04-19T14:47:34</dc:date>
    <meta:editing-cycles>115</meta:editing-cycles>
    <meta:editing-duration>PT7H18M4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5" meta:word-count="66" meta:character-count="532"/>
  </office:meta>
</office:document-meta>
</file>